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0d5355" officeooo:paragraph-rsid="000d5355"/>
    </style:style>
    <style:style style:name="P2" style:family="paragraph" style:parent-style-name="Standard">
      <style:text-properties fo:language="da" fo:country="DK" officeooo:rsid="000d5355" officeooo:paragraph-rsid="000fb808"/>
    </style:style>
    <style:style style:name="P3" style:family="paragraph" style:parent-style-name="Standard">
      <style:text-properties fo:language="da" fo:country="DK" officeooo:rsid="000d5355" officeooo:paragraph-rsid="001147d6"/>
    </style:style>
    <style:style style:name="P4" style:family="paragraph" style:parent-style-name="Standard">
      <style:text-properties fo:language="da" fo:country="DK" officeooo:rsid="000d5355" officeooo:paragraph-rsid="0011e74d"/>
    </style:style>
    <style:style style:name="P5" style:family="paragraph" style:parent-style-name="Standard">
      <style:text-properties fo:language="da" fo:country="DK" officeooo:rsid="000d5355" officeooo:paragraph-rsid="001b71b3"/>
    </style:style>
    <style:style style:name="P6" style:family="paragraph" style:parent-style-name="Standard">
      <style:text-properties fo:language="da" fo:country="DK" officeooo:rsid="000d5355" officeooo:paragraph-rsid="001fcf5d"/>
    </style:style>
    <style:style style:name="P7" style:family="paragraph" style:parent-style-name="Standard">
      <style:text-properties fo:language="da" fo:country="DK" officeooo:rsid="000fb808" officeooo:paragraph-rsid="000fb808"/>
    </style:style>
    <style:style style:name="P8" style:family="paragraph" style:parent-style-name="Standard">
      <style:text-properties fo:language="da" fo:country="DK" officeooo:rsid="000fb808" officeooo:paragraph-rsid="001147d6"/>
    </style:style>
    <style:style style:name="P9" style:family="paragraph" style:parent-style-name="Standard">
      <style:text-properties fo:language="da" fo:country="DK" officeooo:rsid="00100f26" officeooo:paragraph-rsid="00100f26"/>
    </style:style>
    <style:style style:name="P10" style:family="paragraph" style:parent-style-name="Standard">
      <style:text-properties fo:language="da" fo:country="DK" officeooo:rsid="00100f26" officeooo:paragraph-rsid="001b71b3"/>
    </style:style>
    <style:style style:name="P11" style:family="paragraph" style:parent-style-name="Standard">
      <style:text-properties fo:language="da" fo:country="DK" officeooo:rsid="00100f26" officeooo:paragraph-rsid="00211a23"/>
    </style:style>
    <style:style style:name="P12" style:family="paragraph" style:parent-style-name="Standard">
      <style:text-properties fo:language="da" fo:country="DK" fo:font-weight="bold" officeooo:rsid="000fb808" officeooo:paragraph-rsid="000fb808" style:font-weight-asian="bold" style:font-weight-complex="bold"/>
    </style:style>
    <style:style style:name="P13" style:family="paragraph" style:parent-style-name="Standard">
      <style:text-properties fo:language="da" fo:country="DK" fo:font-weight="bold" officeooo:rsid="001147d6" officeooo:paragraph-rsid="0011e74d" style:font-weight-asian="bold" style:font-weight-complex="bold"/>
    </style:style>
    <style:style style:name="P14" style:family="paragraph" style:parent-style-name="Standard">
      <style:text-properties fo:language="da" fo:country="DK" fo:font-weight="bold" officeooo:rsid="00100f26" officeooo:paragraph-rsid="00100f26" style:font-weight-asian="bold" style:font-weight-complex="bold"/>
    </style:style>
    <style:style style:name="P15" style:family="paragraph" style:parent-style-name="Standard">
      <style:text-properties fo:language="da" fo:country="DK" fo:font-weight="bold" officeooo:rsid="00100f26" officeooo:paragraph-rsid="001b71b3" style:font-weight-asian="bold" style:font-weight-complex="bold"/>
    </style:style>
    <style:style style:name="P16" style:family="paragraph" style:parent-style-name="Standard">
      <style:text-properties fo:language="da" fo:country="DK" officeooo:rsid="001147d6" officeooo:paragraph-rsid="001147d6"/>
    </style:style>
    <style:style style:name="P17" style:family="paragraph" style:parent-style-name="Standard">
      <style:text-properties fo:language="da" fo:country="DK" style:text-underline-style="solid" style:text-underline-width="auto" style:text-underline-color="font-color" officeooo:rsid="000d5355" officeooo:paragraph-rsid="000d5355"/>
    </style:style>
    <style:style style:name="P18" style:family="paragraph" style:parent-style-name="Standard">
      <style:text-properties fo:language="da" fo:country="DK" style:text-underline-style="solid" style:text-underline-width="auto" style:text-underline-color="font-color" officeooo:rsid="001147d6" officeooo:paragraph-rsid="001147d6"/>
    </style:style>
    <style:style style:name="P19" style:family="paragraph" style:parent-style-name="Standard">
      <style:text-properties fo:language="da" fo:country="DK" style:text-underline-style="solid" style:text-underline-width="auto" style:text-underline-color="font-color" officeooo:rsid="000fb808" officeooo:paragraph-rsid="000fb808"/>
    </style:style>
    <style:style style:name="P20" style:family="paragraph" style:parent-style-name="Standard">
      <style:text-properties fo:language="da" fo:country="DK" officeooo:paragraph-rsid="00100f26"/>
    </style:style>
    <style:style style:name="P21" style:family="paragraph" style:parent-style-name="Standard">
      <style:paragraph-properties fo:break-before="page"/>
      <style:text-properties fo:language="da" fo:country="DK" fo:font-weight="bold" officeooo:rsid="00100f26" officeooo:paragraph-rsid="001b71b3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47d6" style:font-weight-asian="bold" style:font-weight-complex="bold"/>
    </style:style>
    <style:style style:name="T4" style:family="text">
      <style:text-properties fo:font-weight="bold" officeooo:rsid="000fb808" style:font-weight-asian="bold" style:font-weight-complex="bold"/>
    </style:style>
    <style:style style:name="T5" style:family="text">
      <style:text-properties fo:font-weight="bold" officeooo:rsid="0011e74d" style:font-weight-asian="bold" style:font-weight-complex="bold"/>
    </style:style>
    <style:style style:name="T6" style:family="text">
      <style:text-properties fo:font-weight="bold" officeooo:rsid="001d68c7" style:font-weight-asian="bold" style:font-weight-complex="bold"/>
    </style:style>
    <style:style style:name="T7" style:family="text">
      <style:text-properties fo:font-weight="bold" officeooo:rsid="001fbb95" style:font-weight-asian="bold" style:font-weight-complex="bold"/>
    </style:style>
    <style:style style:name="T8" style:family="text">
      <style:text-properties fo:font-weight="bold" officeooo:rsid="001fcf5d" style:font-weight-asian="bold" style:font-weight-complex="bold"/>
    </style:style>
    <style:style style:name="T9" style:family="text">
      <style:text-properties fo:font-weight="bold" officeooo:rsid="00211a23" style:font-weight-asian="bold" style:font-weight-complex="bold"/>
    </style:style>
    <style:style style:name="T10" style:family="text">
      <style:text-properties officeooo:rsid="000fb808"/>
    </style:style>
    <style:style style:name="T11" style:family="text">
      <style:text-properties officeooo:rsid="00100f2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47d6" style:font-weight-asian="normal" style:font-weight-complex="normal"/>
    </style:style>
    <style:style style:name="T14" style:family="text">
      <style:text-properties fo:font-weight="normal" officeooo:rsid="00100f26" style:font-weight-asian="normal" style:font-weight-complex="normal"/>
    </style:style>
    <style:style style:name="T15" style:family="text">
      <style:text-properties fo:font-weight="normal" officeooo:rsid="001d68c7" style:font-weight-asian="normal" style:font-weight-complex="normal"/>
    </style:style>
    <style:style style:name="T16" style:family="text">
      <style:text-properties fo:font-weight="normal" officeooo:rsid="001fbb95" style:font-weight-asian="normal" style:font-weight-complex="normal"/>
    </style:style>
    <style:style style:name="T17" style:family="text">
      <style:text-properties fo:font-weight="normal" officeooo:rsid="00211a23" style:font-weight-asian="normal" style:font-weight-complex="normal"/>
    </style:style>
    <style:style style:name="T18" style:family="text">
      <style:text-properties fo:font-variant="normal" fo:text-transform="none" fo:color="#de935f" loext:opacity="100%" style:font-name="Ubuntu Mono" fo:font-size="9.75pt" fo:letter-spacing="normal" fo:font-style="normal" fo:font-weight="normal" officeooo:rsid="000fb808" style:font-weight-asian="bold" style:font-weight-complex="bold"/>
    </style:style>
    <style:style style:name="T19" style:family="text">
      <style:text-properties officeooo:rsid="00211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værksniveauet</text:p>
      <text:p text:style-name="P7"/>
      <text:p text:style-name="P17"><text:span text:style-name="T10">d</text:span>ensitet <text:span text:style-name="T10">(</text:span>tæthed<text:span text:style-name="T10">)</text:span></text:p>
      <text:p text:style-name="P1"><text:tab/><text:tab/><text:span text:style-name="T3">graph.density()</text:span></text:p>
      <text:p text:style-name="P18">network closure (trekantslukning)</text:p>
      <text:p text:style-name="P16"><text:tab/><text:tab/><text:span text:style-name="T2">transitivity(, type = ”global”)</text:span></text:p>
      <text:p text:style-name="P17"><text:span text:style-name="T10">s</text:span>tilængde<text:span text:style-name="T10">r</text:span> <text:span text:style-name="T10">(shortest paths / geodesics)</text:span></text:p>
      <text:p text:style-name="P3"><text:tab/><text:tab/><text:span text:style-name="T3">distances()</text:span><text:tab/></text:p>
      <text:p text:style-name="P8"><text:tab/>gennemsnitlig geodesics </text:p>
      <text:p text:style-name="P3"><text:span text:style-name="T10"><text:tab/><text:tab/></text:span><text:span text:style-name="T4">average.path.length() </text:span></text:p>
      <text:p text:style-name="P3"><text:span text:style-name="T18"><text:tab/></text:span><text:span text:style-name="T10">diameter (længste geodesic)</text:span></text:p>
      <text:p text:style-name="P3"><text:tab/><text:tab/><text:span text:style-name="T3">diameter()</text:span></text:p>
      <text:p text:style-name="P7"><text:tab/>radius (korteste længste geodesic)</text:p>
      <text:p text:style-name="P7"><text:tab/><text:tab/><text:span text:style-name="T3">radius()</text:span></text:p>
      <text:p text:style-name="P19">fraktionering</text:p>
      <text:p text:style-name="P2"><text:span text:style-name="T10"><text:tab/>a</text:span>ntal komponenter <text:span text:style-name="T11">og forholdet i mellem dem.</text:span></text:p>
      <text:p text:style-name="P4"><text:tab/><text:tab/><text:span text:style-name="T5">count_components()</text:span></text:p>
      <text:p text:style-name="P13"><text:tab/><text:tab/>components()</text:p>
      <text:p text:style-name="P6"><text:span text:style-name="T3"><text:tab/><text:tab/>components()</text:span><text:span text:style-name="T8">$membership %&gt;% <text:s/>table()</text:span></text:p>
      <text:p text:style-name="P19">hierarki</text:p>
      <text:p text:style-name="P1"><text:span text:style-name="T10"><text:tab/>c</text:span>entralisering</text:p>
      <text:p text:style-name="P1"><text:tab/><text:tab/><text:span text:style-name="T3">centr_*() </text:span><text:span text:style-name="T13">på degree, closeness, betweenness etc.</text:span></text:p>
      <text:p text:style-name="P1"><text:tab/><text:span text:style-name="T10">kerne/periferi</text:span></text:p>
      <text:p text:style-name="P1"><text:tab/><text:tab/><text:span text:style-name="T3">coreness()</text:span></text:p>
      <text:p text:style-name="P1"/>
      <text:p text:style-name="P14">Aktørniveau</text:p>
      <text:p text:style-name="P9"/>
      <text:p text:style-name="P1">Centralitet handler om forskellige aspekter af aktørers ‘vigtighed’ eller ‘tyngde’ eller ‘synlighed’ i et netværk:</text:p>
      <text:p text:style-name="P1"/>
      <text:p text:style-name="P1">Fire grundideer:</text:p>
      <text:p text:style-name="P1"/>
      <text:p text:style-name="P1">1) Aktører er centrale hvis de er <text:span text:style-name="T1">aktive</text:span> i netværket</text:p>
      <text:p text:style-name="P1"><text:tab/><text:span text:style-name="T2">degree</text:span><text:span text:style-name="T3">()</text:span></text:p>
      <text:p text:style-name="P1">2) Aktører er centrale hvis de effektivt kan nå ud til andre</text:p>
      <text:p text:style-name="P1"><text:tab/><text:span text:style-name="T2">closeness</text:span><text:span text:style-name="T3">()</text:span></text:p>
      <text:p text:style-name="P1">3) Aktører er centrale hvis de har potentiale til at kontrollere udvekslingen mellem andre</text:p>
      <text:p text:style-name="P1"><text:tab/><text:span text:style-name="T2">betweenness</text:span><text:span text:style-name="T3">()</text:span> centrality (global eller lokal), <text:span text:style-name="T12">brokerage</text:span> (1/<text:span text:style-name="T2">constraint</text:span><text:span text:style-name="T3">()</text:span>)</text:p>
      <text:p text:style-name="P1">4) Aktører er centrale hvis de er fundet til andre centrale</text:p>
      <text:p text:style-name="P1"><text:tab/><text:span text:style-name="T2">eigen_centrality</text:span><text:span text:style-name="T3">()</text:span></text:p>
      <text:p text:style-name="P1"/>
      <text:p text:style-name="P20"><text:span text:style-name="T11">5) </text:span><text:span text:style-name="T14">Rækkevidde</text:span><text:span text:style-name="T11">, størrelse på 1., 2., 3. … n’te neighborhood</text:span></text:p>
      <text:p text:style-name="P20"/>
      <text:p text:style-name="P20"/>
      <text:p text:style-name="P20"/>
      <text:p text:style-name="P15"/>
      <text:p text:style-name="P21">Gruppe niveau</text:p>
      <text:p text:style-name="P10"/>
      <text:p text:style-name="P11">kliker </text:p>
      <text:p text:style-name="P11"><text:tab/><text:span text:style-name="T2">cliques()</text:span><text:span text:style-name="T12"> <text:s/></text:span><text:span text:style-name="T17"># finder alle kliker i data, returnerer en liste med n-klike subgrafer.</text:span></text:p>
      <text:p text:style-name="P11"><text:span text:style-name="T17"><text:tab/></text:span><text:span text:style-name="T9">max_cliques() </text:span><text:span text:style-name="T17"># finder alle maximale kliker, kliker der ikke er en subklike i en større klikke, <text:tab/>returnerer en liste med n-max-klike subgrafer.</text:span></text:p>
      <text:p text:style-name="P11"><text:span text:style-name="T19">klynger/communitues/</text:span>grupper</text:p>
      <text:p text:style-name="P5"><text:tab/><text:span text:style-name="T7">cluster_*()</text:span><text:span text:style-name="T16"> , fx cluster_louvain()</text:span></text:p>
      <text:p text:style-name="P5"><text:span text:style-name="T11">homofili </text:span><text:tab/></text:p>
      <text:p text:style-name="P5"><text:tab/><text:span text:style-name="T6">assortativity() </text:span><text:span text:style-name="T15">eller </text:span><text:span text:style-name="T6">assortativity_nominal()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0:10:47.958996204</meta:creation-date>
    <dc:date>2025-03-18T13:41:15.050217544</dc:date>
    <meta:editing-duration>PT6H51M50S</meta:editing-duration>
    <meta:editing-cycles>5</meta:editing-cycles>
    <meta:generator>LibreOffice/7.1.8.1$Linux_X86_64 LibreOffice_project/e1f30c802c3269a1d052614453f260e49458c82c</meta:generator>
    <meta:document-statistic meta:table-count="0" meta:image-count="0" meta:object-count="0" meta:page-count="2" meta:paragraph-count="43" meta:word-count="184" meta:character-count="1472" meta:non-whitespace-character-count="1286"/>
  </office:meta>
</office:document-meta>
</file>